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85c3ff" draw:fill="solid" draw:fill-color="#85c3ff" draw:textarea-vertical-align="middle"/>
    </style:style>
    <style:style style:name="gr2" style:family="graphic" style:parent-style-name="objectwithoutfill">
      <style:graphic-properties svg:stroke-width="0.051cm" svg:stroke-color="#3465a4" draw:marker-start-width="0.276cm" draw:marker-end-width="0.276cm" draw:fill="solid" draw:fill-color="#85c3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ffffff" draw:fill-color="#ffffff" draw:textarea-vertical-align="middle"/>
    </style:style>
    <style:style style:name="gr4" style:family="graphic" style:parent-style-name="objectwithoutfill">
      <style:graphic-properties draw:stroke="dash" draw:stroke-dash="Centerline" svg:stroke-color="#000000" draw:fill="solid" draw:fill-color="#85c3ff" draw:textarea-horizontal-align="center" draw:textarea-vertical-align="middle"/>
    </style:style>
    <style:style style:name="gr5" style:family="graphic" style:parent-style-name="objectwithoutfill">
      <style:graphic-properties svg:stroke-color="#000000" draw:marker-start="Arrow" draw:marker-start-width="0.152cm" draw:marker-end="Double_20_Arrow" draw:marker-end-width="0.152cm" draw:marker-end-center="false" svg:stroke-linecap="butt" draw:fill="none" draw:textarea-vertical-align="middle"/>
    </style:style>
    <style:style style:name="gr6" style:family="graphic" style:parent-style-name="objectwithoutfill">
      <style:graphic-properties draw:stroke="dash" draw:stroke-dash="Centerline" svg:stroke-color="#000000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solid" draw:fill-color="#85c3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solid" draw:fill-color="#85c3ff" draw:textarea-horizontal-align="left" draw:auto-grow-height="true" draw:auto-grow-width="false" fo:min-height="0.382cm" fo:min-width="0cm"/>
    </style:style>
    <style:style style:name="gr10" style:family="graphic" style:parent-style-name="standard">
      <style:graphic-properties draw:stroke="none" svg:stroke-color="#000000" draw:fill="none" draw:fill-color="#85c3ff" draw:textarea-horizontal-align="left" draw:auto-grow-height="true" draw:auto-grow-width="false" fo:min-height="0.382cm" fo:min-width="0cm"/>
    </style:style>
    <style:style style:name="gr11" style:family="graphic" style:parent-style-name="objectwithoutfill">
      <style:graphic-properties svg:stroke-color="#000000" draw:marker-end="Arrow" draw:marker-end-width="0.152cm" draw:fill="none" draw:fill-color="#85c3ff" draw:textarea-vertical-align="middle"/>
    </style:style>
    <style:style style:name="gr12" style:family="graphic" style:parent-style-name="objectwithoutfill">
      <style:graphic-properties draw:fill="none" draw:fill-color="#85c3ff" draw:textarea-vertical-align="middle"/>
    </style:style>
    <style:style style:name="gr13" style:family="graphic" style:parent-style-name="objectwithoutfill">
      <style:graphic-properties svg:stroke-color="#000000" draw:marker-start="Arrow" draw:marker-start-width="0.152cm" draw:marker-end="Arrow" draw:marker-end-width="0.152cm" draw:marker-end-center="false" svg:stroke-linecap="butt" draw:fill="none" draw:textarea-vertical-align="middle"/>
    </style:style>
    <style:style style:name="gr14" style:family="graphic" style:parent-style-name="objectwithoutfill">
      <style:graphic-properties svg:stroke-color="#000000" draw:marker-start="Arrow" draw:marker-start-width="0.152cm" draw:marker-end="Arrow" draw:marker-end-width="0.152cm" draw:fill="none" draw:fill-color="#85c3ff" draw:textarea-vertical-align="middle"/>
    </style:style>
    <style:style style:name="P1" style:family="paragraph">
      <loext:graphic-properties draw:fill="solid" draw:fill-color="#85c3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Times New Roman" fo:font-size="10pt" style:font-size-asian="10pt" style:font-size-complex="10pt"/>
    </style:style>
    <style:style style:name="P5" style:family="paragraph">
      <loext:graphic-properties draw:fill="solid" draw:fill-color="#85c3ff"/>
      <style:text-properties style:font-name="Times New Roman" fo:font-size="10pt" style:font-size-asian="10pt" style:font-size-complex="10pt"/>
    </style:style>
    <style:style style:name="P6" style:family="paragraph">
      <loext:graphic-properties draw:fill="none" draw:fill-color="#85c3ff"/>
      <style:text-properties style:font-name="Times New Roman" fo:font-size="10pt" style:font-size-asian="10pt" style:font-size-complex="10pt"/>
    </style:style>
    <style:style style:name="P7" style:family="paragraph">
      <loext:graphic-properties draw:fill="none" draw:fill-color="#85c3ff"/>
      <style:paragraph-properties fo:text-align="center"/>
    </style:style>
    <style:style style:name="P8" style:family="paragraph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9" style:family="paragraph">
      <loext:graphic-properties draw:fill="none" draw:fill-color="#85c3ff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text-position="33% 58%" style:font-name="Times New Roman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gon draw:style-name="gr1" draw:text-style-name="P1" draw:layer="layout" svg:width="4.444cm" svg:height="8.889cm" draw:transform="rotate (-1.5707963267949) translate (9.123cm 0.805999999999991cm)" svg:viewBox="0 0 4445 8890" draw:points="1270,8890 4445,8890 4445,0 1270,0 1270,889 0,1651 0,2032 1270,2794 1270,3556 0,4318 0,4699 1270,5461 1270,6223 0,6985 0,7366 1270,8128">
              <text:p/>
            </draw:polygon>
            <draw:line draw:style-name="gr2" draw:text-style-name="P1" draw:layer="layout" svg:x1="9.123cm" svg:y1="2.076cm" svg:x2="8.234cm" svg:y2="2.076cm">
              <text:p/>
            </draw:line>
            <draw:line draw:style-name="gr2" draw:text-style-name="P1" draw:layer="layout" svg:x1="8.234cm" svg:y1="2.076cm" svg:x2="7.472cm" svg:y2="0.806cm">
              <text:p/>
            </draw:line>
            <draw:line draw:style-name="gr2" draw:text-style-name="P1" draw:layer="layout" svg:x1="7.472cm" svg:y1="0.806cm" svg:x2="7.091cm" svg:y2="0.806cm">
              <text:p/>
            </draw:line>
            <draw:line draw:style-name="gr2" draw:text-style-name="P1" draw:layer="layout" svg:x1="7.091cm" svg:y1="0.806cm" svg:x2="6.329cm" svg:y2="2.076cm">
              <text:p/>
            </draw:line>
            <draw:line draw:style-name="gr2" draw:text-style-name="P1" draw:layer="layout" svg:x1="6.329cm" svg:y1="2.076cm" svg:x2="5.567cm" svg:y2="2.076cm">
              <text:p/>
            </draw:line>
            <draw:line draw:style-name="gr2" draw:text-style-name="P1" draw:layer="layout" svg:x1="5.567cm" svg:y1="2.076cm" svg:x2="4.805cm" svg:y2="0.806cm">
              <text:p/>
            </draw:line>
            <draw:line draw:style-name="gr2" draw:text-style-name="P1" draw:layer="layout" svg:x1="4.805cm" svg:y1="0.806cm" svg:x2="4.424cm" svg:y2="0.806cm">
              <text:p/>
            </draw:line>
            <draw:line draw:style-name="gr2" draw:text-style-name="P1" draw:layer="layout" svg:x1="4.424cm" svg:y1="0.806cm" svg:x2="3.662cm" svg:y2="2.076cm">
              <text:p/>
            </draw:line>
            <draw:line draw:style-name="gr2" draw:text-style-name="P1" draw:layer="layout" svg:x1="3.662cm" svg:y1="2.076cm" svg:x2="2.9cm" svg:y2="2.076cm">
              <text:p/>
            </draw:line>
            <draw:line draw:style-name="gr2" draw:text-style-name="P1" draw:layer="layout" svg:x1="2.9cm" svg:y1="2.076cm" svg:x2="2.138cm" svg:y2="0.806cm">
              <text:p/>
            </draw:line>
            <draw:line draw:style-name="gr2" draw:text-style-name="P1" draw:layer="layout" svg:x1="2.138cm" svg:y1="0.806cm" svg:x2="1.757cm" svg:y2="0.806cm">
              <text:p/>
            </draw:line>
            <draw:line draw:style-name="gr2" draw:text-style-name="P1" draw:layer="layout" svg:x1="1.757cm" svg:y1="0.806cm" svg:x2="0.995cm" svg:y2="2.076cm">
              <text:p/>
            </draw:line>
            <draw:line draw:style-name="gr2" draw:text-style-name="P1" draw:layer="layout" svg:x1="0.995cm" svg:y1="2.076cm" svg:x2="0.233cm" svg:y2="2.076cm">
              <text:p/>
            </draw:line>
            <draw:path draw:style-name="gr3" draw:text-style-name="P2" draw:layer="layout" svg:width="0.715cm" svg:height="3.809cm" svg:x="0.025cm" svg:y="1.949cm" svg:viewBox="0 0 716 3810" svg:d="M469 0c375 0 281 381 0 635-282 254-282 508 0 762 281 254 187 381 0 635-188 254-94 381 93 508 188 127 94 254-93 508-188 254 0 254 93 381 94 127 94 381 0 381-93 0-562 0-562 0v-3810z">
              <text:p/>
            </draw:path>
            <draw:path draw:style-name="gr3" draw:text-style-name="P2" draw:layer="layout" svg:width="0.715cm" svg:height="3.809cm" svg:x="8.631cm" svg:y="1.568cm" svg:viewBox="0 0 716 3810" svg:d="M247 0c-375 0-281 381 0 635 282 254 282 508 0 762-281 254-187 381 0 635 188 254 94 381-93 508-188 127-94 254 93 508 188 254 0 254-93 381-94 127-94 381 0 381 93 0 562 0 562 0v-3810z">
              <text:p/>
            </draw:path>
            <draw:line draw:style-name="gr4" draw:text-style-name="P1" draw:layer="layout" svg:x1="0.233cm" svg:y1="5.251cm" svg:x2="9.123cm" svg:y2="5.251cm">
              <text:p/>
            </draw:line>
          </draw:g>
          <draw:line draw:style-name="gr5" draw:text-style-name="P3" draw:layer="layout" svg:x1="3.281cm" svg:y1="2.076cm" svg:x2="3.281cm" svg:y2="6.394cm">
            <text:p/>
          </draw:line>
          <draw:line draw:style-name="gr6" draw:text-style-name="P3" draw:layer="layout" svg:x1="0.76cm" svg:y1="1.441cm" svg:x2="8.761cm" svg:y2="1.441cm">
            <text:p/>
          </draw:line>
          <draw:line draw:style-name="gr5" draw:text-style-name="P3" draw:layer="layout" svg:x1="4.932cm" svg:y1="1.441cm" svg:x2="4.932cm" svg:y2="6.394cm">
            <text:p/>
          </draw:line>
          <draw:line draw:style-name="gr5" draw:text-style-name="P3" draw:layer="layout" svg:x1="8.234cm" svg:y1="0.806cm" svg:x2="8.234cm" svg:y2="6.394cm">
            <text:p/>
          </draw:line>
          <draw:line draw:style-name="gr7" draw:text-style-name="P3" draw:layer="layout" svg:x1="7.599cm" svg:y1="0.806cm" svg:x2="8.615cm" svg:y2="0.806cm">
            <text:p/>
          </draw:line>
          <draw:frame draw:style-name="gr8" draw:text-style-name="P5" draw:layer="layout" svg:width="2.513cm" svg:height="0.632cm" svg:x="1.816cm" svg:y="3.282cm">
            <draw:text-box>
              <text:p text:style-name="P4"><text:span text:style-name="T1">Root diameter</text:span></text:p>
            </draw:text-box>
          </draw:frame>
          <draw:frame draw:style-name="gr8" draw:text-style-name="P5" draw:layer="layout" svg:width="2.551cm" svg:height="0.632cm" svg:x="3.672cm" svg:y="4.235cm">
            <draw:text-box>
              <text:p text:style-name="P4"><text:span text:style-name="T1">Pitch diameter</text:span></text:p>
            </draw:text-box>
          </draw:frame>
          <draw:frame draw:style-name="gr8" draw:text-style-name="P5" draw:layer="layout" svg:width="2.691cm" svg:height="0.632cm" svg:x="6.353cm" svg:y="2.841cm">
            <draw:text-box>
              <text:p text:style-name="P4"><text:span text:style-name="T1">Major diameter</text:span></text:p>
            </draw:text-box>
          </draw:frame>
          <draw:frame draw:style-name="gr9" draw:text-style-name="P5" draw:layer="layout" svg:width="0.955cm" svg:height="0.632cm" svg:x="5.501cm" svg:y="2.133cm">
            <draw:text-box>
              <text:p text:style-name="P4"><text:span text:style-name="T2">p</text:span><text:span text:style-name="T1">/4</text:span></text:p>
            </draw:text-box>
          </draw:frame>
          <draw:frame draw:style-name="gr10" draw:text-style-name="P6" draw:layer="layout" svg:width="0.955cm" svg:height="0.632cm" svg:x="0.487cm" svg:y="0.174cm">
            <draw:text-box>
              <text:p text:style-name="P4"><text:span text:style-name="T2">p</text:span><text:span text:style-name="T1">/8</text:span></text:p>
            </draw:text-box>
          </draw:frame>
          <draw:line draw:style-name="gr11" draw:text-style-name="P7" draw:layer="layout" svg:x1="1.376cm" svg:y1="0.479cm" svg:x2="1.757cm" svg:y2="0.479cm">
            <text:p/>
          </draw:line>
          <draw:line draw:style-name="gr11" draw:text-style-name="P7" draw:layer="layout" svg:x1="2.519cm" svg:y1="0.479cm" svg:x2="2.138cm" svg:y2="0.479cm">
            <text:p/>
          </draw:line>
          <draw:line draw:style-name="gr12" draw:text-style-name="P7" draw:layer="layout" svg:x1="4.805cm" svg:y1="0.679cm" svg:x2="4.805cm" svg:y2="0.044cm">
            <text:p/>
          </draw:line>
          <draw:line draw:style-name="gr12" draw:text-style-name="P7" draw:layer="layout" svg:x1="7.105cm" svg:y1="0.68cm" svg:x2="7.105cm" svg:y2="0.045cm">
            <text:p/>
          </draw:line>
          <draw:line draw:style-name="gr13" draw:text-style-name="P3" draw:layer="layout" svg:x1="4.805cm" svg:y1="0.298cm" svg:x2="7.091cm" svg:y2="0.298cm">
            <text:p/>
          </draw:line>
          <draw:frame draw:style-name="gr10" draw:text-style-name="P6" draw:layer="layout" svg:width="0.574cm" svg:height="0.632cm" svg:x="5.555cm" svg:y="0.166cm">
            <draw:text-box>
              <text:p text:style-name="P4"><text:span text:style-name="T2">p</text:span></text:p>
            </draw:text-box>
          </draw:frame>
          <draw:line draw:style-name="gr12" draw:text-style-name="P7" draw:layer="layout" svg:x1="5.567cm" svg:y1="2.771cm" svg:x2="5.567cm" svg:y2="2.136cm">
            <text:p/>
          </draw:line>
          <draw:line draw:style-name="gr12" draw:text-style-name="P7" draw:layer="layout" svg:x1="6.322cm" svg:y1="2.777cm" svg:x2="6.322cm" svg:y2="2.142cm">
            <text:p/>
          </draw:line>
          <draw:line draw:style-name="gr11" draw:text-style-name="P7" draw:layer="layout" svg:x1="6.711cm" svg:y1="2.33cm" svg:x2="6.33cm" svg:y2="2.33cm">
            <text:p/>
          </draw:line>
          <draw:line draw:style-name="gr11" draw:text-style-name="P7" draw:layer="layout" svg:x1="5.186cm" svg:y1="2.33cm" svg:x2="5.567cm" svg:y2="2.33cm">
            <text:p/>
          </draw:line>
          <draw:line draw:style-name="gr12" draw:text-style-name="P7" draw:layer="layout" svg:x1="1.757cm" svg:y1="0.679cm" svg:x2="1.757cm" svg:y2="0.298cm">
            <text:p/>
          </draw:line>
          <draw:line draw:style-name="gr12" draw:text-style-name="P7" draw:layer="layout" svg:x1="2.117cm" svg:y1="0.68cm" svg:x2="2.117cm" svg:y2="0.299cm">
            <text:p/>
          </draw:line>
          <draw:path draw:style-name="gr14" draw:text-style-name="P7" draw:layer="layout" svg:width="1.768cm" svg:height="0.265cm" draw:transform="rotate (-0.0996583002888762) translate (2.41848330122397cm 0.922139294683834cm)" svg:viewBox="0 0 1769 266" svg:d="M0 266c847-467 1769-177 1769-177">
            <text:p/>
          </draw:path>
          <draw:frame draw:style-name="gr10" draw:text-style-name="P9" draw:layer="layout" svg:width="1.082cm" svg:height="0.632cm" svg:x="2.873cm" svg:y="0.428cm">
            <draw:text-box>
              <text:p text:style-name="P8"><text:span text:style-name="T3">60</text:span><text:span text:style-name="T4"> </text:span><text:span text:style-name="T4">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Centerline" draw:style="rect" draw:dots1="1" draw:dots1-length="0.406cm" draw:dots2="1" draw:distance="0.25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398cm" fo:page-height="6.4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3:49:03.881381822</meta:creation-date>
    <dc:date>2017-03-02T12:37:32.401139632</dc:date>
    <meta:editing-duration>PT15M30S</meta:editing-duration>
    <meta:editing-cycles>4</meta:editing-cycles>
    <meta:generator>LibreOffice/5.3.0.3$Linux_X86_64 LibreOffice_project/30m0$Build-3</meta:generator>
    <meta:document-statistic meta:object-count="43"/>
  </office:meta>
</office:document-meta>
</file>